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FreeSans" officeooo:rsid="001f4176" officeooo:paragraph-rsid="001f4176"/>
    </style:style>
    <style:style style:name="P2" style:family="paragraph" style:parent-style-name="Standard">
      <style:text-properties style:font-name="FreeSans" fo:font-size="10pt" fo:font-weight="normal" officeooo:rsid="002393d5" officeooo:paragraph-rsid="00216856" style:font-size-asian="10pt" style:font-weight-asian="normal" style:font-size-complex="10pt" style:font-weight-complex="normal"/>
    </style:style>
    <style:style style:name="P3" style:family="paragraph" style:parent-style-name="Standard">
      <style:text-properties style:font-name="FreeSans" fo:font-size="10pt" fo:font-weight="normal" officeooo:rsid="001ff367" officeooo:paragraph-rsid="001ff367" style:font-size-asian="10pt" style:font-weight-asian="normal" style:font-size-complex="10pt" style:font-weight-complex="normal"/>
    </style:style>
    <style:style style:name="P4" style:family="paragraph" style:parent-style-name="Standard">
      <style:text-properties style:font-name="FreeSans" fo:font-size="10pt" officeooo:rsid="001f4176" officeooo:paragraph-rsid="00216856" style:font-size-asian="10pt" style:font-size-complex="10pt"/>
    </style:style>
    <style:style style:name="P5" style:family="paragraph" style:parent-style-name="Standard">
      <style:text-properties style:font-name="FreeSans" fo:font-size="10pt" officeooo:rsid="0011bbaa" officeooo:paragraph-rsid="0011bbaa" style:font-size-asian="10pt" style:font-size-complex="10pt"/>
    </style:style>
    <style:style style:name="P6" style:family="paragraph" style:parent-style-name="Standard">
      <style:text-properties style:font-name="FreeSans" fo:font-size="10pt" officeooo:paragraph-rsid="0011bbaa" style:font-size-asian="10pt" style:font-size-complex="10pt"/>
    </style:style>
    <style:style style:name="P7" style:family="paragraph" style:parent-style-name="Standard">
      <style:text-properties style:font-name="FreeSans" fo:font-size="10pt" officeooo:rsid="001356d4" officeooo:paragraph-rsid="001356d4" style:font-size-asian="10pt" style:font-size-complex="10pt"/>
    </style:style>
    <style:style style:name="P8" style:family="paragraph" style:parent-style-name="Standard" style:list-style-name="L1">
      <style:text-properties style:font-name="FreeSans" fo:font-size="10pt" officeooo:rsid="001356d4" officeooo:paragraph-rsid="001356d4" style:font-size-asian="10pt" style:font-size-complex="10pt"/>
    </style:style>
    <style:style style:name="P9" style:family="paragraph" style:parent-style-name="Standard">
      <style:text-properties style:font-name="FreeSans" fo:font-size="10pt" officeooo:rsid="001356d4" officeooo:paragraph-rsid="0018271f" style:font-size-asian="10pt" style:font-size-complex="10pt"/>
    </style:style>
    <style:style style:name="P10" style:family="paragraph" style:parent-style-name="Standard">
      <style:text-properties style:font-name="FreeSans" fo:font-size="10pt" officeooo:rsid="001356d4" officeooo:paragraph-rsid="00216856" style:font-size-asian="10pt" style:font-size-complex="10pt"/>
    </style:style>
    <style:style style:name="P11" style:family="paragraph" style:parent-style-name="Standard" style:list-style-name="L1">
      <style:text-properties style:font-name="FreeSans" fo:font-size="10pt" officeooo:rsid="0013c5d6" officeooo:paragraph-rsid="001356d4" style:font-size-asian="10pt" style:font-size-complex="10pt"/>
    </style:style>
    <style:style style:name="P12" style:family="paragraph" style:parent-style-name="Standard" style:list-style-name="L6">
      <style:text-properties style:font-name="FreeSans" fo:font-size="10pt" officeooo:rsid="0015d35d" officeooo:paragraph-rsid="0018271f" style:font-size-asian="10pt" style:font-size-complex="10pt"/>
    </style:style>
    <style:style style:name="P13" style:family="paragraph" style:parent-style-name="Standard">
      <style:text-properties style:font-name="FreeSans" fo:font-size="10pt" officeooo:rsid="0018271f" officeooo:paragraph-rsid="0018271f" style:font-size-asian="10pt" style:font-size-complex="10pt"/>
    </style:style>
    <style:style style:name="P14" style:family="paragraph" style:parent-style-name="Standard">
      <style:text-properties style:font-name="FreeSans" fo:font-size="10pt" officeooo:rsid="001c0de0" officeooo:paragraph-rsid="0018271f" style:font-size-asian="10pt" style:font-size-complex="10pt"/>
    </style:style>
    <style:style style:name="P15" style:family="paragraph" style:parent-style-name="Standard">
      <style:text-properties style:font-name="FreeSans" fo:font-size="10pt" officeooo:rsid="001c0de0" officeooo:paragraph-rsid="001c0de0" style:font-size-asian="10pt" style:font-size-complex="10pt"/>
    </style:style>
    <style:style style:name="P16" style:family="paragraph" style:parent-style-name="Standard">
      <style:text-properties style:font-name="FreeSans" fo:font-size="10pt" officeooo:rsid="001d455b" officeooo:paragraph-rsid="001d455b" style:font-size-asian="10pt" style:font-size-complex="10pt"/>
    </style:style>
    <style:style style:name="P17" style:family="paragraph" style:parent-style-name="Standard">
      <style:text-properties style:font-name="FreeSans" fo:font-size="10pt" fo:font-weight="bold" officeooo:rsid="002393d5" officeooo:paragraph-rsid="00216856" style:font-size-asian="10pt" style:font-weight-asian="bold" style:font-size-complex="10pt" style:font-weight-complex="bold"/>
    </style:style>
    <style:style style:name="P18" style:family="paragraph" style:parent-style-name="Standard">
      <style:text-properties style:font-name="FreeSans" fo:font-size="10pt" fo:font-weight="bold" officeooo:rsid="001356d4" officeooo:paragraph-rsid="001356d4" style:font-size-asian="10pt" style:font-weight-asian="bold" style:font-size-complex="10pt" style:font-weight-complex="bold"/>
    </style:style>
    <style:style style:name="P19" style:family="paragraph" style:parent-style-name="Standard">
      <style:text-properties style:font-name="FreeSans" fo:font-size="10pt" fo:font-weight="bold" officeooo:rsid="0018271f" officeooo:paragraph-rsid="0018271f" style:font-size-asian="10pt" style:font-weight-asian="bold" style:font-size-complex="10pt" style:font-weight-complex="bold"/>
    </style:style>
    <style:style style:name="P20" style:family="paragraph" style:parent-style-name="Standard">
      <style:text-properties style:font-name="FreeSans" fo:font-size="10pt" fo:font-weight="bold" officeooo:rsid="001ff367" officeooo:paragraph-rsid="001ff367" style:font-size-asian="10pt" style:font-weight-asian="bold" style:font-size-complex="10pt" style:font-weight-complex="bold"/>
    </style:style>
    <style:style style:name="P21" style:family="paragraph" style:parent-style-name="Standard">
      <style:text-properties fo:font-size="10pt" style:font-size-asian="10pt" style:font-size-complex="10pt"/>
    </style:style>
    <style:style style:name="P22" style:family="paragraph" style:parent-style-name="Standard" style:list-style-name="L2">
      <loext:graphic-properties draw:fill="none"/>
      <style:paragraph-properties fo:margin-left="1in" fo:margin-right="0in" fo:text-indent="-0.25in" style:auto-text-indent="false" fo:background-color="transparent"/>
      <style:text-properties style:font-name="FreeSans" fo:font-size="10pt" officeooo:rsid="00146043" officeooo:paragraph-rsid="001356d4" style:font-size-asian="10pt" style:font-size-complex="10pt"/>
    </style:style>
    <style:style style:name="P23" style:family="paragraph" style:parent-style-name="Standard" style:list-style-name="L3">
      <loext:graphic-properties draw:fill="none"/>
      <style:paragraph-properties fo:margin-left="1in" fo:margin-right="0in" fo:text-indent="-0.25in" style:auto-text-indent="false" fo:background-color="transparent"/>
      <style:text-properties style:font-name="FreeSans" fo:font-size="10pt" officeooo:rsid="00146043" officeooo:paragraph-rsid="00146043" style:font-size-asian="10pt" style:font-size-complex="10pt"/>
    </style:style>
    <style:style style:name="P24" style:family="paragraph" style:parent-style-name="Standard" style:list-style-name="L4">
      <loext:graphic-properties draw:fill="none"/>
      <style:paragraph-properties fo:margin-left="1in" fo:margin-right="0in" fo:text-indent="-0.25in" style:auto-text-indent="false" fo:background-color="transparent"/>
      <style:text-properties style:font-name="FreeSans" fo:font-size="10pt" officeooo:rsid="0015d35d" officeooo:paragraph-rsid="0015d35d" style:font-size-asian="10pt" style:font-size-complex="10pt"/>
    </style:style>
    <style:style style:name="P25" style:family="paragraph" style:parent-style-name="Standard" style:list-style-name="L5">
      <loext:graphic-properties draw:fill="none"/>
      <style:paragraph-properties fo:margin-left="1in" fo:margin-right="0in" fo:text-indent="-0.25in" style:auto-text-indent="false" fo:background-color="transparent"/>
      <style:text-properties style:font-name="FreeSans" fo:font-size="10pt" officeooo:rsid="0015d35d" officeooo:paragraph-rsid="0015d35d" style:font-size-asian="10pt" style:font-size-complex="10pt"/>
    </style:style>
    <style:style style:name="P26" style:family="paragraph" style:parent-style-name="Standard" style:list-style-name="L5">
      <loext:graphic-properties draw:fill="none"/>
      <style:paragraph-properties fo:margin-left="1in" fo:margin-right="0in" fo:text-indent="-0.25in" style:auto-text-indent="false" fo:background-color="transparent"/>
      <style:text-properties style:font-name="FreeSans" fo:font-size="10pt" officeooo:rsid="0018271f" officeooo:paragraph-rsid="0018271f" style:font-size-asian="10pt" style:font-size-complex="10pt"/>
    </style:style>
    <style:style style:name="P27" style:family="paragraph" style:parent-style-name="Standard" style:list-style-name="L5">
      <loext:graphic-properties draw:fill="none"/>
      <style:paragraph-properties fo:margin-left="1in" fo:margin-right="0in" fo:text-indent="-0.25in" style:auto-text-indent="false" fo:background-color="transparent"/>
      <style:text-properties style:font-name="FreeSans" fo:font-size="10pt" officeooo:rsid="0016afd1" officeooo:paragraph-rsid="0018271f" style:font-size-asian="10pt" style:font-size-complex="10pt"/>
    </style:style>
    <style:style style:name="P28" style:family="paragraph" style:parent-style-name="Standard" style:list-style-name="L2" style:master-page-name="">
      <loext:graphic-properties draw:fill="none"/>
      <style:paragraph-properties fo:margin-left="1in" fo:margin-right="0in" fo:text-indent="-0.25in" style:auto-text-indent="false" style:page-number="auto" fo:background-color="transparent"/>
      <style:text-properties style:font-name="FreeSans" fo:font-size="10pt" officeooo:rsid="0013c5d6" officeooo:paragraph-rsid="001356d4" style:font-size-asian="10pt" style:font-size-complex="10pt"/>
    </style:style>
    <style:style style:name="P29" style:family="paragraph" style:parent-style-name="Standard" style:list-style-name="L3" style:master-page-name="">
      <loext:graphic-properties draw:fill="none"/>
      <style:paragraph-properties fo:margin-left="1in" fo:margin-right="0in" fo:text-indent="-0.25in" style:auto-text-indent="false" style:page-number="auto" fo:background-color="transparent"/>
      <style:text-properties style:font-name="FreeSans" fo:font-size="10pt" officeooo:rsid="00146043" officeooo:paragraph-rsid="00146043" style:font-size-asian="10pt" style:font-size-complex="10pt"/>
    </style:style>
    <style:style style:name="P30" style:family="paragraph" style:parent-style-name="Standard" style:list-style-name="L4" style:master-page-name="">
      <loext:graphic-properties draw:fill="none"/>
      <style:paragraph-properties fo:margin-left="1in" fo:margin-right="0in" fo:text-indent="-0.25in" style:auto-text-indent="false" style:page-number="auto" fo:background-color="transparent"/>
      <style:text-properties style:font-name="FreeSans" fo:font-size="10pt" officeooo:rsid="00146043" officeooo:paragraph-rsid="00146043" style:font-size-asian="10pt" style:font-size-complex="10pt"/>
    </style:style>
    <style:style style:name="P31" style:family="paragraph" style:parent-style-name="Standard" style:list-style-name="L5">
      <loext:graphic-properties draw:fill="none"/>
      <style:paragraph-properties fo:margin-left="0in" fo:margin-right="0in" fo:text-indent="0in" style:auto-text-indent="false" fo:background-color="transparent"/>
      <style:text-properties style:font-name="FreeSans" fo:font-size="10pt" officeooo:rsid="0016afd1" officeooo:paragraph-rsid="0018271f" style:font-size-asian="10pt" style:font-size-complex="10pt"/>
    </style:style>
    <style:style style:name="P32" style:family="paragraph" style:parent-style-name="Standard">
      <style:paragraph-properties fo:break-before="page"/>
      <style:text-properties style:font-name="FreeSans" fo:font-size="10pt" fo:font-weight="bold" officeooo:rsid="001f4176" officeooo:paragraph-rsid="00216856" style:font-size-asian="10pt" style:font-weight-asian="bold" style:font-size-complex="10pt" style:font-weight-complex="bold"/>
    </style:style>
    <style:style style:name="P33" style:family="paragraph" style:parent-style-name="Standard">
      <style:paragraph-properties fo:break-before="page"/>
      <style:text-properties style:font-name="FreeSans" fo:font-size="10pt" fo:font-weight="bold" officeooo:rsid="0018271f" officeooo:paragraph-rsid="0018271f" style:font-size-asian="10pt" style:font-weight-asian="bold" style:font-size-complex="10pt" style:font-weight-complex="bold"/>
    </style:style>
    <style:style style:name="T1" style:family="text">
      <style:text-properties officeooo:rsid="0013c5d6"/>
    </style:style>
    <style:style style:name="T2" style:family="text">
      <style:text-properties officeooo:rsid="00146043"/>
    </style:style>
    <style:style style:name="T3" style:family="text">
      <style:text-properties officeooo:rsid="0015d35d"/>
    </style:style>
    <style:style style:name="T4" style:family="text">
      <style:text-properties officeooo:rsid="0016afd1"/>
    </style:style>
    <style:style style:name="T5" style:family="text">
      <style:text-properties fo:font-style="italic" style:font-style-asian="italic" style:font-style-complex="italic"/>
    </style:style>
    <style:style style:name="T6" style:family="text">
      <style:text-properties style:font-name="FreeSans" fo:font-weight="bold" officeooo:rsid="001356d4" style:font-weight-asian="bold" style:font-weight-complex="bold"/>
    </style:style>
    <style:style style:name="T7" style:family="text">
      <style:text-properties style:font-name="FreeSans" fo:font-weight="bold" officeooo:rsid="0016afd1"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0216856" style:font-weight-asian="bold" style:font-weight-complex="bold"/>
    </style:style>
    <style:style style:name="T10" style:family="text">
      <style:text-properties officeooo:rsid="0018271f"/>
    </style:style>
    <style:style style:name="T11" style:family="text">
      <style:text-properties officeooo:rsid="001a014d"/>
    </style:style>
    <style:style style:name="T12" style:family="text">
      <style:text-properties fo:font-weight="normal" style:font-weight-asian="normal" style:font-weight-complex="normal"/>
    </style:style>
    <style:style style:name="T13" style:family="text">
      <style:text-properties officeooo:rsid="00216856"/>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8">Date:</text:span> <text:date style:data-style-name="N80" text:date-value="2021-04-28T09:44:43.440955588" text:fixed="true">28. Apr. 2021</text:date></text:p>
      <text:p text:style-name="P21"><text:span text:style-name="T6">Attendant</text:span><text:span text:style-name="T7">ees</text:span><text:span text:style-name="T6">:</text:span></text:p>
      <text:p text:style-name="P6"><text:tab/><text:tab/></text:p>
      <text:p text:style-name="P6"><text:tab/><text:tab/></text:p>
      <text:p text:style-name="P6"><text:tab/><text:tab/></text:p>
      <text:p text:style-name="P6"><text:tab/><text:tab/></text:p>
      <text:p text:style-name="P5"/>
      <text:p text:style-name="P7"><text:span text:style-name="T8">Team Name:</text:span><text:tab/></text:p>
      <text:p text:style-name="P7"/>
      <text:p text:style-name="P18">Mission Statement</text:p>
      <text:p text:style-name="P7"/>
      <text:p text:style-name="P7">We are an innovative team creating a multi-page website for … which will be accessible on desktop and mobile platforms.</text:p>
      <text:p text:style-name="P7"/>
      <text:p text:style-name="P18">Team Roles</text:p>
      <text:p text:style-name="P7"/>
      <text:p text:style-name="P7">Captain <text:span text:style-name="T3">(Team Leader)</text:span>:<text:tab/><text:tab/></text:p>
      <text:list xml:id="list138585927" text:style-name="L1">
        <text:list-item>
          <text:p text:style-name="P8">Manage personnel, keeping team on track to finish within schedule.</text:p>
        </text:list-item>
        <text:list-item>
          <text:p text:style-name="P8">Arrange meetings and agendas</text:p>
        </text:list-item>
        <text:list-item>
          <text:p text:style-name="P8">Monitor progress</text:p>
        </text:list-item>
        <text:list-item>
          <text:p text:style-name="P8">Solve minor interpersonal conflicts and backup issues</text:p>
        </text:list-item>
        <text:list-item>
          <text:p text:style-name="P8">Provide executive decisions on task management</text:p>
        </text:list-item>
        <text:list-item>
          <text:p text:style-name="P8">Liaise with Product Owners (<text:span text:style-name="T1">Instructors)</text:span></text:p>
        </text:list-item>
        <text:list-item>
          <text:p text:style-name="P11">Ensure that final product is fit for release (debugging, testing, etc.)</text:p>
        </text:list-item>
      </text:list>
      <text:p text:style-name="P7"/>
      <text:p text:style-name="P7">First Mate <text:span text:style-name="T3">(Senior Developer)</text:span>:<text:tab/></text:p>
      <text:list xml:id="list1647168355" text:style-name="L2">
        <text:list-item>
          <text:p text:style-name="P28">Second-in-command, aware of progress and issues as they come up</text:p>
        </text:list-item>
        <text:list-item>
          <text:p text:style-name="P22">Manage questions and concerns in production team regarding coding</text:p>
        </text:list-item>
        <text:list-item>
          <text:p text:style-name="P22">Provide assistance in managing schedule, task assignment, and identifying backups</text:p>
        </text:list-item>
      </text:list>
      <text:p text:style-name="P7"/>
      <text:p text:style-name="P7">Scribe <text:span text:style-name="T3">(Admin)</text:span>:<text:tab/><text:tab/><text:tab/></text:p>
      <text:list xml:id="list4117315429" text:style-name="L3">
        <text:list-item>
          <text:p text:style-name="P29">Take detailed notes of meeting points and agenda</text:p>
        </text:list-item>
        <text:list-item>
          <text:p text:style-name="P23">Collect scans or electronic copies of Mockups, Meeting Notes, daily scrum board progress <text:span text:style-name="T5">and </text:span>maintain them on a shared electronic drive.</text:p>
        </text:list-item>
      </text:list>
      <text:p text:style-name="P7"/>
      <text:p text:style-name="P7"><text:span text:style-name="T2">Ballistics Expert (Tech Support)</text:span>:<text:tab/></text:p>
      <text:list xml:id="list2813106067" text:style-name="L4">
        <text:list-item>
          <text:p text:style-name="P30">Manage github or other electronic <text:span text:style-name="T3">repository for team codes.</text:span></text:p>
        </text:list-item>
        <text:list-item>
          <text:p text:style-name="P24">Ensure that code stored is the most current and correct version, update as necessary.</text:p>
        </text:list-item>
      </text:list>
      <text:p text:style-name="P7"/>
      <text:p text:style-name="P7"><text:span text:style-name="T3">Navigator (Scheduler)</text:span>:<text:tab/><text:tab/></text:p>
      <text:list xml:id="list2523721742" text:style-name="L5">
        <text:list-item>
          <text:p text:style-name="P25">Confirm and track product due date and expectations of meeting it.</text:p>
        </text:list-item>
        <text:list-item>
          <text:p text:style-name="P25">Communicate progress of tasks and estimated times of completion to team leader.</text:p>
        </text:list-item>
      </text:list>
      <text:p text:style-name="P7"/>
      <text:p text:style-name="P9">Design <text:span text:style-name="T4">Consultant</text:span>:<text:tab/><text:tab/></text:p>
      <text:list xml:id="list104913421285288" text:continue-numbering="true" text:style-name="L5">
        <text:list-item>
          <text:p text:style-name="P26">Collect ideas and opinions for the website’s design.</text:p>
        </text:list-item>
        <text:list-item>
          <text:p text:style-name="P26">Oversee the mockup process and ensure</text:p>
        </text:list-item>
        <text:list-item>
          <text:p text:style-name="P27">Provide a <text:span text:style-name="T10">coherent “voice” to the website’s overall look and design.</text:span></text:p>
        </text:list-item>
        <text:list-item>
          <text:p text:style-name="P26">Ensure that final product meets the agreed upon style format.</text:p>
          <text:p text:style-name="P31"/>
        </text:list-item>
      </text:list>
      <text:p text:style-name="P9">Asset <text:span text:style-name="T4">Management</text:span>:<text:tab/><text:tab/><text:tab/></text:p>
      <text:list xml:id="list3501003459" text:style-name="L6">
        <text:list-item>
          <text:p text:style-name="P12">Collect images, table data, and various media for use on website.</text:p>
        </text:list-item>
        <text:list-item>
          <text:p text:style-name="P12">Store them in centralized location and provide to Ballistics for online storage.</text:p>
        </text:list-item>
      </text:list>
      <text:p text:style-name="P9"/>
      <text:p text:style-name="P10">Jr. Developer<text:span text:style-name="T4">(s)</text:span>:<text:tab/></text:p>
      <text:p text:style-name="P10"/>
      <text:p text:style-name="P10"><text:span text:style-name="T9">Mate System: </text:span><text:tab/></text:p>
      <text:p text:style-name="P7"/>
      <text:p text:style-name="P7"/>
      <text:p text:style-name="P19"/>
      <text:p text:style-name="P33">Basic Schedule</text:p>
      <text:p text:style-name="P13"/>
      <text:p text:style-name="P13">First Meeting</text:p>
      <text:p text:style-name="P13"><text:tab/>Role Assignment</text:p>
      <text:p text:style-name="P13"><text:tab/>Statement of Goals</text:p>
      <text:p text:style-name="P13"><text:tab/>Schedule Agreement</text:p>
      <text:p text:style-name="P13"/>
      <text:p text:style-name="P13">Research and Development</text:p>
      <text:p text:style-name="P13"><text:tab/>Create shared repository</text:p>
      <text:p text:style-name="P13"><text:tab/>Concept exploration</text:p>
      <text:p text:style-name="P13"><text:tab/>Asset (image, links, data, media) collection</text:p>
      <text:p text:style-name="P13"><text:tab/>Presentation of findings</text:p>
      <text:p text:style-name="P13"><text:tab/>Scrum Board creation</text:p>
      <text:p text:style-name="P13"/>
      <text:p text:style-name="P13">Design</text:p>
      <text:p text:style-name="P13"><text:tab/>Thumbnail design</text:p>
      <text:p text:style-name="P13"><text:tab/>Wireframe / Mockup</text:p>
      <text:p text:style-name="P13"><text:tab/>Logo design</text:p>
      <text:p text:style-name="P13"><text:tab/>Color Palette</text:p>
      <text:p text:style-name="P13"><text:tab/>Create basic framework</text:p>
      <text:p text:style-name="P13"/>
      <text:p text:style-name="P13">Coding</text:p>
      <text:p text:style-name="P13"><text:tab/>Go Time! Create! Excel!</text:p>
      <text:p text:style-name="P13"><text:tab/>Tim Gunn says, “Make it work!”</text:p>
      <text:p text:style-name="P13"/>
      <text:p text:style-name="P13">Testing</text:p>
      <text:p text:style-name="P13"><text:tab/>Debugging</text:p>
      <text:p text:style-name="P13"><text:tab/>Test links</text:p>
      <text:p text:style-name="P13"><text:tab/>Test mobile <text:span text:style-name="T11">compatibility</text:span></text:p>
      <text:p text:style-name="P13"><text:tab/><text:span text:style-name="T11">Group review</text:span></text:p>
      <text:p text:style-name="P14"/>
      <text:p text:style-name="P15">Final Meeting</text:p>
      <text:p text:style-name="P15"><text:tab/>What are you proud of?</text:p>
      <text:p text:style-name="P15"><text:tab/>What went good?</text:p>
      <text:p text:style-name="P15"><text:tab/>What went bad?</text:p>
      <text:p text:style-name="P15"><text:tab/>What would you change?</text:p>
      <text:p text:style-name="P15"/>
      <text:p text:style-name="P15">Filing</text:p>
      <text:p text:style-name="P15"><text:tab/>Ensure final changes are saved onto repository</text:p>
      <text:p text:style-name="P15"><text:tab/>Ensure meeting notes, thumbnails, and other documents are saved onto drive</text:p>
      <text:p text:style-name="P15"/>
      <text:p text:style-name="P16">Presentation</text:p>
      <text:p text:style-name="P16"><text:tab/>Product Release</text:p>
      <text:p text:style-name="P16"/>
      <text:p text:style-name="P20">Daily Meetings: <text:span text:style-name="T12">Mornings</text:span></text:p>
      <text:p text:style-name="P3">-</text:p>
      <text:p text:style-name="P3">-</text:p>
      <text:p text:style-name="P3">-</text:p>
      <text:p text:style-name="P3">-</text:p>
      <text:p text:style-name="P32">Statement of Goals</text:p>
      <text:p text:style-name="P4">We, as a group, hope to create a product of which we are proud with a work experience that is fun and challenging. We will show each other respect and kindness. We will not be afraid to ask for help. We will not criticize without contributing. We will search for solutions to problems as they come up, both technical and interpersonal. We will begin this project with the end in mind.</text:p>
      <text:p text:style-name="P4"/>
      <text:p text:style-name="P4">Standard Code of Conduct for Opportunity applies.</text:p>
      <text:p text:style-name="P4"/>
      <text:p text:style-name="P17">Personal Goals</text:p>
      <text:p text:style-name="P2">Urs – To learn from the group</text:p>
      <text:p text:style-name="P2">Sukret – Reach a level of understanding for the code</text:p>
      <text:p text:style-name="P2">Marc – To further stimulate my interest</text:p>
      <text:p text:style-name="P2"><text:span text:style-name="T8">Kate – To do a good jo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8T09:40:57.026418321</meta:creation-date>
    <dc:date>2021-06-16T10:41:04.474177084</dc:date>
    <meta:editing-duration>PT46M46S</meta:editing-duration>
    <meta:editing-cycles>11</meta:editing-cycles>
    <meta:generator>LibreOffice/6.0.7.3$Linux_X86_64 LibreOffice_project/00m0$Build-3</meta:generator>
    <meta:document-statistic meta:table-count="0" meta:image-count="0" meta:object-count="0" meta:page-count="3" meta:paragraph-count="90" meta:word-count="504" meta:character-count="3131" meta:non-whitespace-character-count="2679"/>
  </office:meta>
</office:document-meta>
</file>